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862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alimento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Graos-Rardrum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opulacao</text:p>
          </table:table-cell>
          <table:table-cell office:value-type="string">
            <text:p>Amostra</text:p>
          </table:table-cell>
          <table:table-cell office:value-type="string">
            <text:p>Producao per</text:p>
          </table:table-cell>
          <table:table-cell office:value-type="string">
            <text:p>Producao tot</text:p>
          </table:table-cell>
          <table:table-cell office:value-type="string">
            <text:p>Consumo per</text:p>
          </table:table-cell>
          <table:table-cell office:value-type="string">
            <text:p>Consumo Tot</text:p>
          </table:table-cell>
          <table:table-cell table:style-name="ce1" office:value-type="string">
            <text:p>% Con</text:p>
          </table:table-cell>
          <table:table-cell office:value-type="string">
            <text:p>Sobra</text:p>
          </table:table-cell>
        </table:table-row>
        <table:table-row table:style-name="ro1">
          <table:table-cell office:value-type="string">
            <text:p>Campones</text:p>
          </table:table-cell>
          <table:table-cell table:formula="oooc:=([.C3]/[.C$8])*[.B$8]" office:value-type="float" office:value="375135.95">
            <text:p>375135.95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table:formula="oooc:=[.B3]*[.D3]" office:value-type="float" office:value="3751359.5">
            <text:p>3751359.5</text:p>
          </table:table-cell>
          <table:table-cell office:value-type="float" office:value="1">
            <text:p>1</text:p>
          </table:table-cell>
          <table:table-cell table:formula="oooc:=[.F3]*[.B3]" office:value-type="float" office:value="375135.95">
            <text:p>375135.95</text:p>
          </table:table-cell>
          <table:table-cell table:style-name="ce1" table:formula="oooc:=[.G3]/[.E$8]" office:value-type="percentage" office:value="0.1">
            <text:p>10.00%</text:p>
          </table:table-cell>
          <table:table-cell table:formula="oooc:=[.E3]-[.G3]" office:value-type="float" office:value="3376223.55">
            <text:p>3376223.55</text:p>
          </table:table-cell>
        </table:table-row>
        <table:table-row table:style-name="ro1">
          <table:table-cell office:value-type="string">
            <text:p>Artesao</text:p>
          </table:table-cell>
          <table:table-cell table:formula="oooc:=([.C4]/[.C$8])*[.B$8]" office:value-type="float" office:value="160772.55">
            <text:p>160772.5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=[.B4]*[.D4]" office:value-type="float" office:value="0">
            <text:p>0</text:p>
          </table:table-cell>
          <table:table-cell office:value-type="float" office:value="1.4">
            <text:p>1.4</text:p>
          </table:table-cell>
          <table:table-cell table:formula="oooc:=[.F4]*[.B4]" office:value-type="float" office:value="225081.57">
            <text:p>225081.57</text:p>
          </table:table-cell>
          <table:table-cell table:style-name="ce1" table:formula="oooc:=[.G4]/[.E$8]" office:value-type="percentage" office:value="0.06">
            <text:p>6.00%</text:p>
          </table:table-cell>
          <table:table-cell table:formula="oooc:=[.E4]-[.G4]" office:value-type="float" office:value="-225081.57">
            <text:p>-225081.57</text:p>
          </table:table-cell>
        </table:table-row>
        <table:table-row table:style-name="ro1">
          <table:table-cell office:value-type="string">
            <text:p>Clero</text:p>
          </table:table-cell>
          <table:table-cell table:formula="oooc:=([.C5]/[.C$8])*[.B$8]" office:value-type="float" office:value="75027.19">
            <text:p>75027.1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ooc:=[.B5]*[.D5]" office:value-type="float" office:value="0">
            <text:p>0</text:p>
          </table:table-cell>
          <table:table-cell office:value-type="float" office:value="1.8">
            <text:p>1.8</text:p>
          </table:table-cell>
          <table:table-cell table:formula="oooc:=[.F5]*[.B5]" office:value-type="float" office:value="135048.942">
            <text:p>135048.94</text:p>
          </table:table-cell>
          <table:table-cell table:style-name="ce1" table:formula="oooc:=[.G5]/[.E$8]" office:value-type="percentage" office:value="0.036">
            <text:p>3.60%</text:p>
          </table:table-cell>
          <table:table-cell table:formula="oooc:=[.E5]-[.G5]" office:value-type="float" office:value="-135048.942">
            <text:p>-135048.94</text:p>
          </table:table-cell>
        </table:table-row>
        <table:table-row table:style-name="ro1">
          <table:table-cell office:value-type="string">
            <text:p>Nobre</text:p>
          </table:table-cell>
          <table:table-cell table:formula="oooc:=([.C6]/[.C$8])*[.B$8]" office:value-type="float" office:value="85745.36">
            <text:p>85745.3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B6]*[.D6]" office:value-type="float" office:value="0">
            <text:p>0</text:p>
          </table:table-cell>
          <table:table-cell office:value-type="float" office:value="2.5">
            <text:p>2.5</text:p>
          </table:table-cell>
          <table:table-cell table:formula="oooc:=[.F6]*[.B6]" office:value-type="float" office:value="214363.4">
            <text:p>214363.4</text:p>
          </table:table-cell>
          <table:table-cell table:style-name="ce1" table:formula="oooc:=[.G6]/[.E$8]" office:value-type="percentage" office:value="0.0571428571428571">
            <text:p>5.71%</text:p>
          </table:table-cell>
          <table:table-cell table:formula="oooc:=[.E6]-[.G6]" office:value-type="float" office:value="-214363.4">
            <text:p>-214363.4</text:p>
          </table:table-cell>
        </table:table-row>
        <table:table-row table:style-name="ro1">
          <table:table-cell office:value-type="string">
            <text:p>Soldado</text:p>
          </table:table-cell>
          <table:table-cell table:formula="oooc:=([.C7]/[.C$8])*[.B$8]" office:value-type="float" office:value="375135.95">
            <text:p>375135.9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ooc:=[.B7]*[.D7]" office:value-type="float" office:value="0">
            <text:p>0</text:p>
          </table:table-cell>
          <table:table-cell office:value-type="float" office:value="1.5">
            <text:p>1.5</text:p>
          </table:table-cell>
          <table:table-cell table:formula="oooc:=[.F7]*[.B7]" office:value-type="float" office:value="562703.925">
            <text:p>562703.93</text:p>
          </table:table-cell>
          <table:table-cell table:style-name="ce1" table:formula="oooc:=[.G7]/[.E$8]" office:value-type="percentage" office:value="0.15">
            <text:p>15.00%</text:p>
          </table:table-cell>
          <table:table-cell table:formula="oooc:=[.E7]-[.G7]" office:value-type="float" office:value="-562703.925">
            <text:p>-562703.9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1071817">
            <text:p>1071817</text:p>
          </table:table-cell>
          <table:table-cell table:formula="oooc:=SUM([.C3:.C7])" office:value-type="float" office:value="100">
            <text:p>100</text:p>
          </table:table-cell>
          <table:table-cell table:formula="oooc:=SUM([.D3:.D7])" office:value-type="float" office:value="10">
            <text:p>10</text:p>
          </table:table-cell>
          <table:table-cell table:formula="oooc:=SUM([.E3:.E7])" office:value-type="float" office:value="3751359.5">
            <text:p>3751359.5</text:p>
          </table:table-cell>
          <table:table-cell table:formula="oooc:=AVERAGE([.F3:.F7])" office:value-type="float" office:value="1.64">
            <text:p>1.64</text:p>
          </table:table-cell>
          <table:table-cell table:formula="oooc:=SUM([.G3:.G7])" office:value-type="float" office:value="1512333.787">
            <text:p>1512333.79</text:p>
          </table:table-cell>
          <table:table-cell table:formula="oooc:=SUM([.H3:.H7])" office:value-type="percentage" office:value="0.403142857142857">
            <text:p>40.31%</text:p>
          </table:table-cell>
          <table:table-cell table:formula="oooc:=SUM([.I3:.I7])" office:value-type="float" office:value="2239025.713">
            <text:p>2239025.71</text:p>
          </table:table-cell>
        </table:table-row>
        <table:table-row table:style-name="ro1">
          <table:table-cell office:value-type="string">
            <text:p>Exportação</text:p>
          </table:table-cell>
          <table:table-cell table:style-name="ce1" table:formula="oooc:=[.I8]/[.E8]" office:value-type="percentage" office:value="0.596857142857143">
            <text:p>59.69%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Kerr Coral</text:p>
          </table:table-cell>
          <table:table-cell office:value-type="float" office:value="21533">
            <text:p>21533</text:p>
          </table:table-cell>
          <table:table-cell table:number-columns-repeated="7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table:formula="oooc:=SUM([.B11:.B16])" office:value-type="float" office:value="21533">
            <text:p>21533</text:p>
          </table:table-cell>
          <table:table-cell table:number-columns-repeated="7"/>
        </table:table-row>
        <table:table-row table:style-name="ro1">
          <table:table-cell/>
          <table:table-cell table:formula="oooc:=[.B8]-[.B17]" office:value-type="float" office:value="1050284">
            <text:p>1050284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5">07/05/2008</text:date>, <text:time>21:5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fernando favini</meta:initial-creator>
    <meta:creation-date>2008-02-19T22:12:50</meta:creation-date>
    <dc:creator>fernando favini</dc:creator>
    <dc:date>2008-07-05T21:55:06</dc:date>
    <dc:language>en-US</dc:language>
    <meta:editing-cycles>15</meta:editing-cycles>
    <meta:editing-duration>PT1H1M36S</meta:editing-duration>
    <meta:user-defined meta:name="Info 1"/>
    <meta:user-defined meta:name="Info 2"/>
    <meta:user-defined meta:name="Info 3"/>
    <meta:user-defined meta:name="Info 4"/>
    <meta:document-statistic meta:table-count="3" meta:cell-count="69"/>
  </office:meta>
</office:document-meta>
</file>